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1" style:family="table-cell" style:parent-style-name="Default" style:data-style-name="N0"/>
    <style:style style:name="ce4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cube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 Cube 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Blend 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1 Cube Medium </text:p>
          </table:table-cell>
          <table:table-cell office:value-type="float" office:value="227205318" calcext:value-type="float">
            <text:p>227205318</text:p>
          </table:table-cell>
          <table:table-cell office:value-type="string" calcext:value-type="string">
            <text:p>Compact_Cub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Medium </text:p>
          </table:table-cell>
          <table:table-cell office:value-type="float" office:value="227917916" calcext:value-type="float">
            <text:p>227917916</text:p>
          </table:table-cell>
          <table:table-cell office:value-type="string" calcext:value-type="string">
            <text:p>Compact_Edg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Medium </text:p>
          </table:table-cell>
          <table:table-cell office:value-type="float" office:value="1931676396" calcext:value-type="float">
            <text:p>1931676396</text:p>
          </table:table-cell>
          <table:table-cell office:value-type="string" calcext:value-type="string">
            <text:p>Compact_Cor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Medium </text:p>
          </table:table-cell>
          <table:table-cell office:value-type="float" office:value="3559488176" calcext:value-type="float">
            <text:p>3559488176</text:p>
          </table:table-cell>
          <table:table-cell office:value-type="string" calcext:value-type="string">
            <text:p>Compact_In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Round Medium </text:p>
          </table:table-cell>
          <table:table-cell office:value-type="float" office:value="447126572" calcext:value-type="float">
            <text:p>447126572</text:p>
          </table:table-cell>
          <table:table-cell office:value-type="string" calcext:value-type="string">
            <text:p>Compact_Edge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Round Medium </text:p>
          </table:table-cell>
          <table:table-cell office:value-type="float" office:value="2589418111" calcext:value-type="float">
            <text:p>2589418111</text:p>
          </table:table-cell>
          <table:table-cell office:value-type="string" calcext:value-type="string">
            <text:p>Compact_Cor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Round Medium </text:p>
          </table:table-cell>
          <table:table-cell office:value-type="float" office:value="1837286858" calcext:value-type="float">
            <text:p>1837286858</text:p>
          </table:table-cell>
          <table:table-cell office:value-type="string" calcext:value-type="string">
            <text:p>Compact_In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Slope Medium </text:p>
          </table:table-cell>
          <table:table-cell office:value-type="float" office:value="1538778047" calcext:value-type="float">
            <text:p>1538778047</text:p>
          </table:table-cell>
          <table:table-cell office:value-type="string" calcext:value-type="string">
            <text:p>Compact_Edge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Slope Medium </text:p>
          </table:table-cell>
          <table:table-cell office:value-type="float" office:value="557016830" calcext:value-type="float">
            <text:p>557016830</text:p>
          </table:table-cell>
          <table:table-cell office:value-type="string" calcext:value-type="string">
            <text:p>Compact_Cor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Slope Medium </text:p>
          </table:table-cell>
          <table:table-cell office:value-type="float" office:value="495400745" calcext:value-type="float">
            <text:p>495400745</text:p>
          </table:table-cell>
          <table:table-cell office:value-type="string" calcext:value-type="string">
            <text:p>Compact_In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ne Medium </text:p>
          </table:table-cell>
          <table:table-cell office:value-type="float" office:value="1352234106" calcext:value-type="float">
            <text:p>1352234106</text:p>
          </table:table-cell>
          <table:table-cell office:value-type="string" calcext:value-type="string">
            <text:p>Compact_Con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Pyramid Medium </text:p>
          </table:table-cell>
          <table:table-cell office:value-type="float" office:value="2686602224" calcext:value-type="float">
            <text:p>2686602224</text:p>
          </table:table-cell>
          <table:table-cell office:value-type="string" calcext:value-type="string">
            <text:p>Compact_Pyrami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1 Cube Heavy </text:p>
          </table:table-cell>
          <table:table-cell office:value-type="float" office:value="123901970" calcext:value-type="float">
            <text:p>123901970</text:p>
          </table:table-cell>
          <table:table-cell office:value-type="string" calcext:value-type="string">
            <text:p>Compact_Cub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Heavy </text:p>
          </table:table-cell>
          <table:table-cell office:value-type="float" office:value="1225928721" calcext:value-type="float">
            <text:p>1225928721</text:p>
          </table:table-cell>
          <table:table-cell office:value-type="string" calcext:value-type="string">
            <text:p>Compact_Edg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Heavy </text:p>
          </table:table-cell>
          <table:table-cell office:value-type="float" office:value="222074329" calcext:value-type="float">
            <text:p>222074329</text:p>
          </table:table-cell>
          <table:table-cell office:value-type="string" calcext:value-type="string">
            <text:p>Compact_Cor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Heavy </text:p>
          </table:table-cell>
          <table:table-cell office:value-type="float" office:value="2577871627" calcext:value-type="float">
            <text:p>2577871627</text:p>
          </table:table-cell>
          <table:table-cell office:value-type="string" calcext:value-type="string">
            <text:p>Compact_In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Round Heavy </text:p>
          </table:table-cell>
          <table:table-cell office:value-type="float" office:value="368051733" calcext:value-type="float">
            <text:p>368051733</text:p>
          </table:table-cell>
          <table:table-cell office:value-type="string" calcext:value-type="string">
            <text:p>Compact_Edge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Round Heavy </text:p>
          </table:table-cell>
          <table:table-cell office:value-type="float" office:value="2148353926" calcext:value-type="float">
            <text:p>2148353926</text:p>
          </table:table-cell>
          <table:table-cell office:value-type="string" calcext:value-type="string">
            <text:p>Compact_Cor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Round Heavy </text:p>
          </table:table-cell>
          <table:table-cell office:value-type="float" office:value="665761850" calcext:value-type="float">
            <text:p>665761850</text:p>
          </table:table-cell>
          <table:table-cell office:value-type="string" calcext:value-type="string">
            <text:p>Compact_In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Slope Heavy </text:p>
          </table:table-cell>
          <table:table-cell office:value-type="float" office:value="1334508924" calcext:value-type="float">
            <text:p>1334508924</text:p>
          </table:table-cell>
          <table:table-cell office:value-type="string" calcext:value-type="string">
            <text:p>Compact_Edge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Slope Heavy </text:p>
          </table:table-cell>
          <table:table-cell office:value-type="float" office:value="3665280239" calcext:value-type="float">
            <text:p>3665280239</text:p>
          </table:table-cell>
          <table:table-cell office:value-type="string" calcext:value-type="string">
            <text:p>Compact_Cor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Slope Heavy </text:p>
          </table:table-cell>
          <table:table-cell office:value-type="float" office:value="2111062867" calcext:value-type="float">
            <text:p>2111062867</text:p>
          </table:table-cell>
          <table:table-cell office:value-type="string" calcext:value-type="string">
            <text:p>Compact_In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ne Heavy </text:p>
          </table:table-cell>
          <table:table-cell office:value-type="float" office:value="3886136035" calcext:value-type="float">
            <text:p>3886136035</text:p>
          </table:table-cell>
          <table:table-cell office:value-type="string" calcext:value-type="string">
            <text:p>Compact_Con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Pyramid Heavy </text:p>
          </table:table-cell>
          <table:table-cell office:value-type="float" office:value="4184274974" calcext:value-type="float">
            <text:p>4184274974</text:p>
          </table:table-cell>
          <table:table-cell office:value-type="string" calcext:value-type="string">
            <text:p>Compact_Pyrami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1 Cube Light </text:p>
          </table:table-cell>
          <table:table-cell office:value-type="float" office:value="1972224393" calcext:value-type="float">
            <text:p>1972224393</text:p>
          </table:table-cell>
          <table:table-cell office:value-type="string" calcext:value-type="string">
            <text:p>Compact_Cub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Light </text:p>
          </table:table-cell>
          <table:table-cell office:value-type="float" office:value="4157111053" calcext:value-type="float">
            <text:p>4157111053</text:p>
          </table:table-cell>
          <table:table-cell office:value-type="string" calcext:value-type="string">
            <text:p>Compact_Edg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Light </text:p>
          </table:table-cell>
          <table:table-cell office:value-type="float" office:value="1347255791" calcext:value-type="float">
            <text:p>1347255791</text:p>
          </table:table-cell>
          <table:table-cell office:value-type="string" calcext:value-type="string">
            <text:p>Compact_Cor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Light </text:p>
          </table:table-cell>
          <table:table-cell office:value-type="float" office:value="1941682825" calcext:value-type="float">
            <text:p>1941682825</text:p>
          </table:table-cell>
          <table:table-cell office:value-type="string" calcext:value-type="string">
            <text:p>Compact_In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Round Light </text:p>
          </table:table-cell>
          <table:table-cell office:value-type="float" office:value="1993583577" calcext:value-type="float">
            <text:p>1993583577</text:p>
          </table:table-cell>
          <table:table-cell office:value-type="string" calcext:value-type="string">
            <text:p>Compact_Edge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Round Light </text:p>
          </table:table-cell>
          <table:table-cell office:value-type="float" office:value="582052348" calcext:value-type="float">
            <text:p>582052348</text:p>
          </table:table-cell>
          <table:table-cell office:value-type="string" calcext:value-type="string">
            <text:p>Compact_Cor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Round Light </text:p>
          </table:table-cell>
          <table:table-cell office:value-type="float" office:value="1578378954" calcext:value-type="float">
            <text:p>1578378954</text:p>
          </table:table-cell>
          <table:table-cell office:value-type="string" calcext:value-type="string">
            <text:p>Compact_In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Edge Slope Light </text:p>
          </table:table-cell>
          <table:table-cell office:value-type="float" office:value="3093572869" calcext:value-type="float">
            <text:p>3093572869</text:p>
          </table:table-cell>
          <table:table-cell office:value-type="string" calcext:value-type="string">
            <text:p>Compact_Edge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rner Slope Light </text:p>
          </table:table-cell>
          <table:table-cell office:value-type="float" office:value="3959877408" calcext:value-type="float">
            <text:p>3959877408</text:p>
          </table:table-cell>
          <table:table-cell office:value-type="string" calcext:value-type="string">
            <text:p>Compact_Cor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Inner Slope Light </text:p>
          </table:table-cell>
          <table:table-cell office:value-type="float" office:value="2426642454" calcext:value-type="float">
            <text:p>2426642454</text:p>
          </table:table-cell>
          <table:table-cell office:value-type="string" calcext:value-type="string">
            <text:p>Compact_In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Cone Light </text:p>
          </table:table-cell>
          <table:table-cell office:value-type="float" office:value="1422041599" calcext:value-type="float">
            <text:p>1422041599</text:p>
          </table:table-cell>
          <table:table-cell office:value-type="string" calcext:value-type="string">
            <text:p>Compact_Con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Pyramid Light </text:p>
          </table:table-cell>
          <table:table-cell office:value-type="float" office:value="885415789" calcext:value-type="float">
            <text:p>885415789</text:p>
          </table:table-cell>
          <table:table-cell office:value-type="string" calcext:value-type="string">
            <text:p>Compact_Pyrami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5 Cube Compact </text:p>
          </table:table-cell>
          <table:table-cell office:value-type="float" office:value="1576857358" calcext:value-type="float">
            <text:p>1576857358</text:p>
          </table:table-cell>
          <table:table-cell office:value-type="string" calcext:value-type="string">
            <text:p>Compact_Cub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Edge Compact </text:p>
          </table:table-cell>
          <table:table-cell office:value-type="float" office:value="327960333" calcext:value-type="float">
            <text:p>327960333</text:p>
          </table:table-cell>
          <table:table-cell office:value-type="string" calcext:value-type="string">
            <text:p>Compact_Edg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Corner Compact </text:p>
          </table:table-cell>
          <table:table-cell office:value-type="float" office:value="126353766" calcext:value-type="float">
            <text:p>126353766</text:p>
          </table:table-cell>
          <table:table-cell office:value-type="string" calcext:value-type="string">
            <text:p>Compact_Cor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Inner Compact </text:p>
          </table:table-cell>
          <table:table-cell office:value-type="float" office:value="2378018821" calcext:value-type="float">
            <text:p>2378018821</text:p>
          </table:table-cell>
          <table:table-cell office:value-type="string" calcext:value-type="string">
            <text:p>Compact_In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Edge Round Compact </text:p>
          </table:table-cell>
          <table:table-cell office:value-type="float" office:value="676446887" calcext:value-type="float">
            <text:p>676446887</text:p>
          </table:table-cell>
          <table:table-cell office:value-type="string" calcext:value-type="string">
            <text:p>Compact_Edge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Corner Round Compact </text:p>
          </table:table-cell>
          <table:table-cell office:value-type="float" office:value="1728084091" calcext:value-type="float">
            <text:p>1728084091</text:p>
          </table:table-cell>
          <table:table-cell office:value-type="string" calcext:value-type="string">
            <text:p>Compact_Cor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Inner Round Compact </text:p>
          </table:table-cell>
          <table:table-cell office:value-type="float" office:value="925214026" calcext:value-type="float">
            <text:p>925214026</text:p>
          </table:table-cell>
          <table:table-cell office:value-type="string" calcext:value-type="string">
            <text:p>Compact_In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Edge Slope Compact </text:p>
          </table:table-cell>
          <table:table-cell office:value-type="float" office:value="1915435470" calcext:value-type="float">
            <text:p>1915435470</text:p>
          </table:table-cell>
          <table:table-cell office:value-type="string" calcext:value-type="string">
            <text:p>Compact_Edge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Corner Slope Compact </text:p>
          </table:table-cell>
          <table:table-cell office:value-type="float" office:value="1881278783" calcext:value-type="float">
            <text:p>1881278783</text:p>
          </table:table-cell>
          <table:table-cell office:value-type="string" calcext:value-type="string">
            <text:p>Compact_Cor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Inner Slope Compact </text:p>
          </table:table-cell>
          <table:table-cell office:value-type="float" office:value="1834966563" calcext:value-type="float">
            <text:p>1834966563</text:p>
          </table:table-cell>
          <table:table-cell office:value-type="string" calcext:value-type="string">
            <text:p>Compact_In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Cone Compact </text:p>
          </table:table-cell>
          <table:table-cell office:value-type="float" office:value="1979640496" calcext:value-type="float">
            <text:p>1979640496</text:p>
          </table:table-cell>
          <table:table-cell office:value-type="string" calcext:value-type="string">
            <text:p>Compact_Con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Pyramid Compact </text:p>
          </table:table-cell>
          <table:table-cell office:value-type="float" office:value="979123471" calcext:value-type="float">
            <text:p>979123471</text:p>
          </table:table-cell>
          <table:table-cell office:value-type="string" calcext:value-type="string">
            <text:p>Compact_Pyrami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ass Cube </text:p>
          </table:table-cell>
          <table:table-cell office:value-type="float" office:value="3327812742" calcext:value-type="float">
            <text:p>3327812742</text:p>
          </table:table-cell>
          <table:table-cell office:value-type="string" calcext:value-type="string">
            <text:p>Compact_Cub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Edge </text:p>
          </table:table-cell>
          <table:table-cell office:value-type="float" office:value="4235300269" calcext:value-type="float">
            <text:p>4235300269</text:p>
          </table:table-cell>
          <table:table-cell office:value-type="string" calcext:value-type="string">
            <text:p>Compact_Edg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Corner </text:p>
          </table:table-cell>
          <table:table-cell office:value-type="float" office:value="1094997616" calcext:value-type="float">
            <text:p>1094997616</text:p>
          </table:table-cell>
          <table:table-cell office:value-type="string" calcext:value-type="string">
            <text:p>Compact_Cor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Inner </text:p>
          </table:table-cell>
          <table:table-cell office:value-type="float" office:value="445857183" calcext:value-type="float">
            <text:p>445857183</text:p>
          </table:table-cell>
          <table:table-cell office:value-type="string" calcext:value-type="string">
            <text:p>Compact_Inner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Edge Round </text:p>
          </table:table-cell>
          <table:table-cell office:value-type="float" office:value="3629216992" calcext:value-type="float">
            <text:p>3629216992</text:p>
          </table:table-cell>
          <table:table-cell office:value-type="string" calcext:value-type="string">
            <text:p>Compact_Edge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Corner Round </text:p>
          </table:table-cell>
          <table:table-cell office:value-type="float" office:value="2380494106" calcext:value-type="float">
            <text:p>2380494106</text:p>
          </table:table-cell>
          <table:table-cell office:value-type="string" calcext:value-type="string">
            <text:p>Compact_Cor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Inner Round </text:p>
          </table:table-cell>
          <table:table-cell office:value-type="float" office:value="3066776961" calcext:value-type="float">
            <text:p>3066776961</text:p>
          </table:table-cell>
          <table:table-cell office:value-type="string" calcext:value-type="string">
            <text:p>Compact_Inner_Roun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Edge Slope </text:p>
          </table:table-cell>
          <table:table-cell/>
          <table:table-cell office:value-type="string" calcext:value-type="string">
            <text:p>Compact_Edge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Corner Slope </text:p>
          </table:table-cell>
          <table:table-cell/>
          <table:table-cell office:value-type="string" calcext:value-type="string">
            <text:p>Compact_Cor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Inner Slope </text:p>
          </table:table-cell>
          <table:table-cell/>
          <table:table-cell office:value-type="string" calcext:value-type="string">
            <text:p>Compact_Inner_Slop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Cone </text:p>
          </table:table-cell>
          <table:table-cell/>
          <table:table-cell office:value-type="string" calcext:value-type="string">
            <text:p>Compact_Con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 Pyramid </text:p>
          </table:table-cell>
          <table:table-cell/>
          <table:table-cell office:value-type="string" calcext:value-type="string">
            <text:p>Compact_Pyramid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1 Retro Cube <text:s/></text:p>
          </table:table-cell>
          <table:table-cell office:value-type="float" office:value="183067052" calcext:value-type="float">
            <text:p>183067052</text:p>
          </table:table-cell>
          <table:table-cell office:value-type="string" calcext:value-type="string">
            <text:p>Compact_Cub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ium</text:p>
          </table:table-cell>
          <table:table-cell office:value-type="float" office:value="3226650954" calcext:value-type="float">
            <text:p>3226650954</text:p>
          </table:table-cell>
          <table:table-cell office:value-type="string" calcext:value-type="string">
            <text:p>Compact_Cube.blend</text:p>
          </table:table-cell>
          <table:table-cell office:value-type="string" calcext:value-type="string">
            <text:p>Sim_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2 Rod <text:s/></text:p>
          </table:table-cell>
          <table:table-cell office:value-type="float" office:value="1818686721" calcext:value-type="float">
            <text:p>18186867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Short <text:s/></text:p>
          </table:table-cell>
          <table:table-cell office:value-type="float" office:value="1312806203" calcext:value-type="float">
            <text:p>1312806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Long <text:s/></text:p>
          </table:table-cell>
          <table:table-cell office:value-type="float" office:value="3489647384" calcext:value-type="float">
            <text:p>34896473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Arc <text:s/></text:p>
          </table:table-cell>
          <table:table-cell office:value-type="float" office:value="2454932271" calcext:value-type="float">
            <text:p>24549322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Arc Short <text:s/></text:p>
          </table:table-cell>
          <table:table-cell office:value-type="float" office:value="3568811832" calcext:value-type="float">
            <text:p>35688118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Diagonal 2d <text:s/></text:p>
          </table:table-cell>
          <table:table-cell office:value-type="float" office:value="394503911" calcext:value-type="float">
            <text:p>3945039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Diagonal 2d Short <text:s/></text:p>
          </table:table-cell>
          <table:table-cell office:value-type="float" office:value="1316425218" calcext:value-type="float">
            <text:p>13164252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Diagonal 3d <text:s/></text:p>
          </table:table-cell>
          <table:table-cell office:value-type="float" office:value="3705632066" calcext:value-type="float">
            <text:p>3705632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Plus <text:s/></text:p>
          </table:table-cell>
          <table:table-cell office:value-type="float" office:value="1750720388" calcext:value-type="float">
            <text:p>17507203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Frame <text:s/></text:p>
          </table:table-cell>
          <table:table-cell office:value-type="float" office:value="651695911" calcext:value-type="float">
            <text:p>6516959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Rod Cross <text:s/></text:p>
          </table:table-cell>
          <table:table-cell office:value-type="float" office:value="4265819694" calcext:value-type="float">
            <text:p>42658196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3 Strut <text:s/></text:p>
          </table:table-cell>
          <table:table-cell office:value-type="float" office:value="4262490755" calcext:value-type="float">
            <text:p>42624907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Short <text:s/></text:p>
          </table:table-cell>
          <table:table-cell office:value-type="float" office:value="1648206355" calcext:value-type="float">
            <text:p>16482063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Long <text:s/></text:p>
          </table:table-cell>
          <table:table-cell office:value-type="float" office:value="3084940372" calcext:value-type="float">
            <text:p>30849403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Arc <text:s/></text:p>
          </table:table-cell>
          <table:table-cell office:value-type="float" office:value="743433251" calcext:value-type="float">
            <text:p>7434332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Arc Short <text:s/></text:p>
          </table:table-cell>
          <table:table-cell office:value-type="float" office:value="4206005137" calcext:value-type="float">
            <text:p>4206005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Slice <text:s/></text:p>
          </table:table-cell>
          <table:table-cell office:value-type="float" office:value="2126360617" calcext:value-type="float">
            <text:p>21263606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Slice Short <text:s/></text:p>
          </table:table-cell>
          <table:table-cell office:value-type="float" office:value="2608938070" calcext:value-type="float">
            <text:p>26089380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Ramp <text:s/></text:p>
          </table:table-cell>
          <table:table-cell office:value-type="float" office:value="3999885169" calcext:value-type="float">
            <text:p>39998851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Ramp Short <text:s/></text:p>
          </table:table-cell>
          <table:table-cell office:value-type="float" office:value="3903776284" calcext:value-type="float">
            <text:p>3903776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Diagonal 2d <text:s/></text:p>
          </table:table-cell>
          <table:table-cell office:value-type="float" office:value="14694903" calcext:value-type="float">
            <text:p>146949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Diagonal 2d Short <text:s/></text:p>
          </table:table-cell>
          <table:table-cell office:value-type="float" office:value="3562021587" calcext:value-type="float">
            <text:p>35620215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Plus <text:s/></text:p>
          </table:table-cell>
          <table:table-cell office:value-type="float" office:value="511164535" calcext:value-type="float">
            <text:p>5111645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Cross <text:s/></text:p>
          </table:table-cell>
          <table:table-cell office:value-type="float" office:value="787409845" calcext:value-type="float">
            <text:p>7874098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Skewed Plus <text:s/></text:p>
          </table:table-cell>
          <table:table-cell office:value-type="float" office:value="1521447199" calcext:value-type="float">
            <text:p>15214471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Diagonal 3d Right <text:s/></text:p>
          </table:table-cell>
          <table:table-cell office:value-type="float" office:value="2002864041" calcext:value-type="float">
            <text:p>20028640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Diagonal 3d Left <text:s/></text:p>
          </table:table-cell>
          <table:table-cell office:value-type="float" office:value="2028802540" calcext:value-type="float">
            <text:p>20288025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Diagonal 3d Right Short <text:s/></text:p>
          </table:table-cell>
          <table:table-cell office:value-type="float" office:value="3923036903" calcext:value-type="float">
            <text:p>39230369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rut Diagonal 3d Left Short <text:s/></text:p>
          </table:table-cell>
          <table:table-cell office:value-type="float" office:value="1319987665" calcext:value-type="float">
            <text:p>13199876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0 Wheel <text:s/></text:p>
          </table:table-cell>
          <table:table-cell office:value-type="float" office:value="1810876016" calcext:value-type="float">
            <text:p>1810876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0 Steering Wheel <text:s/></text:p>
          </table:table-cell>
          <table:table-cell office:value-type="float" office:value="932552373" calcext:value-type="float">
            <text:p>9325523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 Wheel <text:s/></text:p>
          </table:table-cell>
          <table:table-cell office:value-type="float" office:value="4172855773" calcext:value-type="float">
            <text:p>41728557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 Steering Wheel <text:s/></text:p>
          </table:table-cell>
          <table:table-cell office:value-type="float" office:value="169839823" calcext:value-type="float">
            <text:p>1698398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Wheel <text:s/></text:p>
          </table:table-cell>
          <table:table-cell office:value-type="float" office:value="2924196438" calcext:value-type="float">
            <text:p>29241964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Steering Wheel <text:s/></text:p>
          </table:table-cell>
          <table:table-cell office:value-type="float" office:value="2958657062" calcext:value-type="float">
            <text:p>2958657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Wheel <text:s/></text:p>
          </table:table-cell>
          <table:table-cell office:value-type="float" office:value="3028949761" calcext:value-type="float">
            <text:p>30289497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Steering Wheel <text:s/></text:p>
          </table:table-cell>
          <table:table-cell office:value-type="float" office:value="1177366035" calcext:value-type="float">
            <text:p>1177366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Wheel <text:s/></text:p>
          </table:table-cell>
          <table:table-cell office:value-type="float" office:value="1223384335" calcext:value-type="float">
            <text:p>1223384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Steering Wheel <text:s/></text:p>
          </table:table-cell>
          <table:table-cell office:value-type="float" office:value="345048522" calcext:value-type="float">
            <text:p>3450485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 Wheel <text:s/></text:p>
          </table:table-cell>
          <table:table-cell office:value-type="float" office:value="3301162279" calcext:value-type="float">
            <text:p>33011622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 Steering Wheel <text:s/></text:p>
          </table:table-cell>
          <table:table-cell office:value-type="float" office:value="48208435" calcext:value-type="float">
            <text:p>482084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1 Tank Track <text:s/></text:p>
          </table:table-cell>
          <table:table-cell office:value-type="float" office:value="4050988656" calcext:value-type="float">
            <text:p>40509886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Tank Track <text:s/></text:p>
          </table:table-cell>
          <table:table-cell office:value-type="float" office:value="1691117057" calcext:value-type="float">
            <text:p>1691117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Tank Track <text:s/></text:p>
          </table:table-cell>
          <table:table-cell office:value-type="float" office:value="184017928" calcext:value-type="float">
            <text:p>184017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Tank Track <text:s/></text:p>
          </table:table-cell>
          <table:table-cell office:value-type="float" office:value="5728820" calcext:value-type="float">
            <text:p>57288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 Tank Track <text:s/></text:p>
          </table:table-cell>
          <table:table-cell office:value-type="float" office:value="431289744" calcext:value-type="float">
            <text:p>4312897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0 Mech Leg <text:s/></text:p>
          </table:table-cell>
          <table:table-cell office:value-type="float" office:value="3066502430" calcext:value-type="float">
            <text:p>3066502430</text:p>
          </table:table-cell>
          <table:table-cell office:value-type="string" calcext:value-type="string">
            <text:p>T5_Mech_Leg_Steam.blend</text:p>
          </table:table-cell>
          <table:table-cell office:value-type="string" calcext:value-type="string">
            <text:p>base_0.001</text:p>
          </table:table-cell>
          <table:table-cell office:value-type="string" calcext:value-type="string">
            <text:p>foot_1.001=ColourOveride=1</text:p>
          </table:table-cell>
          <table:table-cell office:value-type="string" calcext:value-type="string">
            <text:p>foot_0.001</text:p>
          </table:table-cell>
          <table:table-cell office:value-type="string" calcext:value-type="string">
            <text:p>leg1_0.001</text:p>
          </table:table-cell>
          <table:table-cell office:value-type="string" calcext:value-type="string">
            <text:p>leg1_1.001=ColourOveride=1</text:p>
          </table:table-cell>
          <table:table-cell office:value-type="string" calcext:value-type="string">
            <text:p>leg2_0.001</text:p>
          </table:table-cell>
          <table:table-cell office:value-type="string" calcext:value-type="string">
            <text:p>leg3_0.001</text:p>
          </table:table-cell>
          <table:table-cell office:value-type="string" calcext:value-type="string">
            <text:p>leg3_1.001=ColourOveride=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1 Mech Leg <text:s/></text:p>
          </table:table-cell>
          <table:table-cell office:value-type="float" office:value="76192516" calcext:value-type="float">
            <text:p>76192516</text:p>
          </table:table-cell>
          <table:table-cell office:value-type="string" calcext:value-type="string">
            <text:p>T5_Mech_Leg_Steam.blend</text:p>
          </table:table-cell>
          <table:table-cell office:value-type="string" calcext:value-type="string">
            <text:p>base_0.001</text:p>
          </table:table-cell>
          <table:table-cell office:value-type="string" calcext:value-type="string">
            <text:p>foot_1.001=ColourOveride=1</text:p>
          </table:table-cell>
          <table:table-cell office:value-type="string" calcext:value-type="string">
            <text:p>foot_0.001</text:p>
          </table:table-cell>
          <table:table-cell office:value-type="string" calcext:value-type="string">
            <text:p>leg1_0.001</text:p>
          </table:table-cell>
          <table:table-cell office:value-type="string" calcext:value-type="string">
            <text:p>leg1_1.001=ColourOveride=1</text:p>
          </table:table-cell>
          <table:table-cell office:value-type="string" calcext:value-type="string">
            <text:p>leg2_0.001</text:p>
          </table:table-cell>
          <table:table-cell office:value-type="string" calcext:value-type="string">
            <text:p>leg3_0.001</text:p>
          </table:table-cell>
          <table:table-cell office:value-type="string" calcext:value-type="string">
            <text:p>leg3_1.001=ColourOveride=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2 Mech Leg <text:s/></text:p>
          </table:table-cell>
          <table:table-cell office:value-type="float" office:value="1789991181" calcext:value-type="float">
            <text:p>1789991181</text:p>
          </table:table-cell>
          <table:table-cell office:value-type="string" calcext:value-type="string">
            <text:p>T5_Mech_Leg_Steam.blend</text:p>
          </table:table-cell>
          <table:table-cell office:value-type="string" calcext:value-type="string">
            <text:p>base_0.001</text:p>
          </table:table-cell>
          <table:table-cell office:value-type="string" calcext:value-type="string">
            <text:p>foot_1.001=ColourOveride=1</text:p>
          </table:table-cell>
          <table:table-cell office:value-type="string" calcext:value-type="string">
            <text:p>foot_0.001</text:p>
          </table:table-cell>
          <table:table-cell office:value-type="string" calcext:value-type="string">
            <text:p>leg1_0.001</text:p>
          </table:table-cell>
          <table:table-cell office:value-type="string" calcext:value-type="string">
            <text:p>leg1_1.001=ColourOveride=1</text:p>
          </table:table-cell>
          <table:table-cell office:value-type="string" calcext:value-type="string">
            <text:p>leg2_0.001</text:p>
          </table:table-cell>
          <table:table-cell office:value-type="string" calcext:value-type="string">
            <text:p>leg3_0.001</text:p>
          </table:table-cell>
          <table:table-cell office:value-type="string" calcext:value-type="string">
            <text:p>leg3_1.001=ColourOveride=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3 Mech Leg <text:s/></text:p>
          </table:table-cell>
          <table:table-cell office:value-type="float" office:value="1611765553" calcext:value-type="float">
            <text:p>1611765553</text:p>
          </table:table-cell>
          <table:table-cell office:value-type="string" calcext:value-type="string">
            <text:p>T5_Mech_Leg_Steam.blend</text:p>
          </table:table-cell>
          <table:table-cell office:value-type="string" calcext:value-type="string">
            <text:p>base_0.001</text:p>
          </table:table-cell>
          <table:table-cell office:value-type="string" calcext:value-type="string">
            <text:p>foot_1.001=ColourOveride=1</text:p>
          </table:table-cell>
          <table:table-cell office:value-type="string" calcext:value-type="string">
            <text:p>foot_0.001</text:p>
          </table:table-cell>
          <table:table-cell office:value-type="string" calcext:value-type="string">
            <text:p>leg1_0.001</text:p>
          </table:table-cell>
          <table:table-cell office:value-type="string" calcext:value-type="string">
            <text:p>leg1_1.001=ColourOveride=1</text:p>
          </table:table-cell>
          <table:table-cell office:value-type="string" calcext:value-type="string">
            <text:p>leg2_0.001</text:p>
          </table:table-cell>
          <table:table-cell office:value-type="string" calcext:value-type="string">
            <text:p>leg3_0.001</text:p>
          </table:table-cell>
          <table:table-cell office:value-type="string" calcext:value-type="string">
            <text:p>leg3_1.001=ColourOveride=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4 Mech Leg <text:s/></text:p>
          </table:table-cell>
          <table:table-cell office:value-type="float" office:value="2452579137" calcext:value-type="float">
            <text:p>2452579137</text:p>
          </table:table-cell>
          <table:table-cell office:value-type="string" calcext:value-type="string">
            <text:p>T5_Mech_Leg_Steam.blend</text:p>
          </table:table-cell>
          <table:table-cell office:value-type="string" calcext:value-type="string">
            <text:p>base_0.001</text:p>
          </table:table-cell>
          <table:table-cell office:value-type="string" calcext:value-type="string">
            <text:p>foot_1.001=ColourOveride=1</text:p>
          </table:table-cell>
          <table:table-cell office:value-type="string" calcext:value-type="string">
            <text:p>foot_0.001</text:p>
          </table:table-cell>
          <table:table-cell office:value-type="string" calcext:value-type="string">
            <text:p>leg1_0.001</text:p>
          </table:table-cell>
          <table:table-cell office:value-type="string" calcext:value-type="string">
            <text:p>leg1_1.001=ColourOveride=1</text:p>
          </table:table-cell>
          <table:table-cell office:value-type="string" calcext:value-type="string">
            <text:p>leg2_0.001</text:p>
          </table:table-cell>
          <table:table-cell office:value-type="string" calcext:value-type="string">
            <text:p>leg3_0.001</text:p>
          </table:table-cell>
          <table:table-cell office:value-type="string" calcext:value-type="string">
            <text:p>leg3_1.001=ColourOveride=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hips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thigh electroshield</text:p>
          </table:table-cell>
          <table:table-cell office:value-type="string" calcext:value-type="string">
            <text:p>shin (no electroshield)</text:p>
          </table:table-cell>
          <table:table-cell office:value-type="string" calcext:value-type="string">
            <text:p>foot (like a cats foot, they only stand on toes)</text:p>
          </table:table-cell>
          <table:table-cell office:value-type="string" calcext:value-type="string">
            <text:p>foot electroshield panels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Electroplate panel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5 Mech Leg <text:s/></text:p>
          </table:table-cell>
          <table:table-cell office:value-type="float" office:value="4140335767" calcext:value-type="float">
            <text:p>4140335767</text:p>
          </table:table-cell>
          <table:table-cell office:value-type="string" calcext:value-type="string">
            <text:p>T5_Mech_Leg_Steam.blend</text:p>
          </table:table-cell>
          <table:table-cell office:value-type="string" calcext:value-type="string">
            <text:p>base_0.001=ColourOveride=1</text:p>
          </table:table-cell>
          <table:table-cell office:value-type="string" calcext:value-type="string">
            <text:p>leg1_0.001=ColourOveride=1</text:p>
          </table:table-cell>
          <table:table-cell office:value-type="string" calcext:value-type="string">
            <text:p>leg1_1.001</text:p>
          </table:table-cell>
          <table:table-cell office:value-type="string" calcext:value-type="string">
            <text:p>leg2_0.001</text:p>
          </table:table-cell>
          <table:table-cell office:value-type="string" calcext:value-type="string">
            <text:p>leg3_0.001=ColourOveride=1</text:p>
          </table:table-cell>
          <table:table-cell office:value-type="string" calcext:value-type="string">
            <text:p>leg3_1.001</text:p>
          </table:table-cell>
          <table:table-cell office:value-type="string" calcext:value-type="string">
            <text:p>foot_0.001</text:p>
          </table:table-cell>
          <table:table-cell office:value-type="string" calcext:value-type="string">
            <text:p>foot_1.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3 Sprinter Leg <text:s/></text:p>
          </table:table-cell>
          <table:table-cell office:value-type="float" office:value="3345472872" calcext:value-type="float">
            <text:p>3345472872</text:p>
          </table:table-cell>
          <table:table-cell office:value-type="string" calcext:value-type="string">
            <text:p>T5_Mech_Leg_Steam.blend</text:p>
          </table:table-cell>
          <table:table-cell office:value-type="string" calcext:value-type="string">
            <text:p>base_0.001</text:p>
          </table:table-cell>
          <table:table-cell office:value-type="string" calcext:value-type="string">
            <text:p>foot_1.001=ColourOveride=1</text:p>
          </table:table-cell>
          <table:table-cell office:value-type="string" calcext:value-type="string">
            <text:p>foot_0.001</text:p>
          </table:table-cell>
          <table:table-cell office:value-type="string" calcext:value-type="string">
            <text:p>leg1_0.001</text:p>
          </table:table-cell>
          <table:table-cell office:value-type="string" calcext:value-type="string">
            <text:p>leg1_1.001=ColourOveride=1</text:p>
          </table:table-cell>
          <table:table-cell office:value-type="string" calcext:value-type="string">
            <text:p>leg2_0.001</text:p>
          </table:table-cell>
          <table:table-cell office:value-type="string" calcext:value-type="string">
            <text:p>leg3_0.001</text:p>
          </table:table-cell>
          <table:table-cell office:value-type="string" calcext:value-type="string">
            <text:p>leg3_1.001=ColourOveride=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4 Sprinter Leg <text:s/></text:p>
          </table:table-cell>
          <table:table-cell office:value-type="float" office:value="1169080311" calcext:value-type="float">
            <text:p>1169080311</text:p>
          </table:table-cell>
          <table:table-cell office:value-type="string" calcext:value-type="string">
            <text:p>T5_Mech_Leg_Steam.blend</text:p>
          </table:table-cell>
          <table:table-cell office:value-type="string" calcext:value-type="string">
            <text:p>base_0.001</text:p>
          </table:table-cell>
          <table:table-cell office:value-type="string" calcext:value-type="string">
            <text:p>foot_1.001=ColourOveride=1</text:p>
          </table:table-cell>
          <table:table-cell office:value-type="string" calcext:value-type="string">
            <text:p>foot_0.001</text:p>
          </table:table-cell>
          <table:table-cell office:value-type="string" calcext:value-type="string">
            <text:p>leg1_0.001</text:p>
          </table:table-cell>
          <table:table-cell office:value-type="string" calcext:value-type="string">
            <text:p>leg1_1.001=ColourOveride=1</text:p>
          </table:table-cell>
          <table:table-cell office:value-type="string" calcext:value-type="string">
            <text:p>leg2_0.001</text:p>
          </table:table-cell>
          <table:table-cell office:value-type="string" calcext:value-type="string">
            <text:p>leg3_0.001</text:p>
          </table:table-cell>
          <table:table-cell office:value-type="string" calcext:value-type="string">
            <text:p>leg3_1.001=ColourOveride=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3 Insect Leg <text:s/></text:p>
          </table:table-cell>
          <table:table-cell office:value-type="float" office:value="127661231" calcext:value-type="float">
            <text:p>1276612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Insect Leg <text:s/></text:p>
          </table:table-cell>
          <table:table-cell office:value-type="float" office:value="1668760037" calcext:value-type="float">
            <text:p>1668760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2 Steering Ski <text:s/></text:p>
          </table:table-cell>
          <table:table-cell office:value-type="float" office:value="3080624795" calcext:value-type="float">
            <text:p>30806247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Ski <text:s/></text:p>
          </table:table-cell>
          <table:table-cell office:value-type="float" office:value="347391203" calcext:value-type="float">
            <text:p>34739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0 Hovers <text:s/></text:p>
          </table:table-cell>
          <table:table-cell office:value-type="float" office:value="1851713730" calcext:value-type="float">
            <text:p>1851713730</text:p>
          </table:table-cell>
          <table:table-cell office:value-type="string" calcext:value-type="string">
            <text:p>RC_TX_Hover.blend</text:p>
          </table:table-cell>
          <table:table-cell office:value-type="string" calcext:value-type="string">
            <text:p>TX_Hover_0</text:p>
          </table:table-cell>
          <table:table-cell office:value-type="string" calcext:value-type="string">
            <text:p>Mega_Hover_Blade_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 Hovers <text:s/></text:p>
          </table:table-cell>
          <table:table-cell office:value-type="float" office:value="3170960304" calcext:value-type="float">
            <text:p>3170960304</text:p>
          </table:table-cell>
          <table:table-cell office:value-type="string" calcext:value-type="string">
            <text:p>RC_TX_Hover.blend</text:p>
          </table:table-cell>
          <table:table-cell office:value-type="string" calcext:value-type="string">
            <text:p>TX_Hover_0</text:p>
          </table:table-cell>
          <table:table-cell office:value-type="string" calcext:value-type="string">
            <text:p>Mega_Hover_Blade_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 Hovers <text:s/></text:p>
          </table:table-cell>
          <table:table-cell office:value-type="float" office:value="1639979618" calcext:value-type="float">
            <text:p>1639979618</text:p>
          </table:table-cell>
          <table:table-cell office:value-type="string" calcext:value-type="string">
            <text:p>RC_TX_Hover.blend</text:p>
          </table:table-cell>
          <table:table-cell office:value-type="string" calcext:value-type="string">
            <text:p>TX_Hover_0</text:p>
          </table:table-cell>
          <table:table-cell office:value-type="string" calcext:value-type="string">
            <text:p>Mega_Hover_Blade_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 Hovers <text:s/></text:p>
          </table:table-cell>
          <table:table-cell office:value-type="float" office:value="465491285" calcext:value-type="float">
            <text:p>465491285</text:p>
          </table:table-cell>
          <table:table-cell office:value-type="string" calcext:value-type="string">
            <text:p>RC_TX_Hover.blend</text:p>
          </table:table-cell>
          <table:table-cell office:value-type="string" calcext:value-type="string">
            <text:p>TX_Hover_0</text:p>
          </table:table-cell>
          <table:table-cell office:value-type="string" calcext:value-type="string">
            <text:p>Mega_Hover_Blade_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 Hovers <text:s/></text:p>
          </table:table-cell>
          <table:table-cell office:value-type="float" office:value="3347041415" calcext:value-type="float">
            <text:p>3347041415</text:p>
          </table:table-cell>
          <table:table-cell office:value-type="string" calcext:value-type="string">
            <text:p>RC_TX_Hover.blend</text:p>
          </table:table-cell>
          <table:table-cell office:value-type="string" calcext:value-type="string">
            <text:p>TX_Hover_0</text:p>
          </table:table-cell>
          <table:table-cell office:value-type="string" calcext:value-type="string">
            <text:p>Mega_Hover_Blade_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 Hovers <text:s/></text:p>
          </table:table-cell>
          <table:table-cell office:value-type="float" office:value="3835205776" calcext:value-type="float">
            <text:p>3835205776</text:p>
          </table:table-cell>
          <table:table-cell office:value-type="string" calcext:value-type="string">
            <text:p>RC_TX_Hover.blend</text:p>
          </table:table-cell>
          <table:table-cell office:value-type="string" calcext:value-type="string">
            <text:p>TX_Hover_0</text:p>
          </table:table-cell>
          <table:table-cell office:value-type="string" calcext:value-type="string">
            <text:p>Mega_Hover_Blade_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vers Goldern</text:p>
          </table:table-cell>
          <table:table-cell office:value-type="float" office:value="2217471839" calcext:value-type="float">
            <text:p>2217471839</text:p>
          </table:table-cell>
          <table:table-cell office:value-type="string" calcext:value-type="string">
            <text:p>RC_TX_Hover.blend</text:p>
          </table:table-cell>
          <table:table-cell office:value-type="string" calcext:value-type="string">
            <text:p>TX_Hover_0</text:p>
          </table:table-cell>
          <table:table-cell office:value-type="string" calcext:value-type="string">
            <text:p>Mega_Hover_Blade_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83051379" calcext:value-type="float">
            <text:p>11830513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88123941" calcext:value-type="float">
            <text:p>6881239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94503911" calcext:value-type="float">
            <text:p>3945039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2 Rotors <text:s/></text:p>
          </table:table-cell>
          <table:table-cell office:value-type="float" office:value="3947193935" calcext:value-type="float">
            <text:p>39471939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Rotors <text:s/></text:p>
          </table:table-cell>
          <table:table-cell office:value-type="float" office:value="3789940851" calcext:value-type="float">
            <text:p>37899408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Rotors <text:s/></text:p>
          </table:table-cell>
          <table:table-cell office:value-type="float" office:value="1802864184" calcext:value-type="float">
            <text:p>18028641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2 Wing <text:s/></text:p>
          </table:table-cell>
          <table:table-cell office:value-type="float" office:value="3980928804" calcext:value-type="float">
            <text:p>3980928804</text:p>
          </table:table-cell>
          <table:table-cell office:value-type="string" calcext:value-type="string">
            <text:p>Wing.blend</text:p>
          </table:table-cell>
          <table:table-cell office:value-type="string" calcext:value-type="string">
            <text:p>DrawCall_2.001</text:p>
          </table:table-cell>
          <table:table-cell office:value-type="string" calcext:value-type="string">
            <text:p>DrawCall_3.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 Wing <text:s/></text:p>
          </table:table-cell>
          <table:table-cell office:value-type="float" office:value="2205394221" calcext:value-type="float">
            <text:p>2205394221</text:p>
          </table:table-cell>
          <table:table-cell office:value-type="string" calcext:value-type="string">
            <text:p>Wing.blend</text:p>
          </table:table-cell>
          <table:table-cell office:value-type="string" calcext:value-type="string">
            <text:p>DrawCall_2.001</text:p>
          </table:table-cell>
          <table:table-cell office:value-type="string" calcext:value-type="string">
            <text:p>DrawCall_3.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 Wing <text:s/></text:p>
          </table:table-cell>
          <table:table-cell office:value-type="float" office:value="2312317713" calcext:value-type="float">
            <text:p>2312317713</text:p>
          </table:table-cell>
          <table:table-cell office:value-type="string" calcext:value-type="string">
            <text:p>Wing.blend</text:p>
          </table:table-cell>
          <table:table-cell office:value-type="string" calcext:value-type="string">
            <text:p>DrawCall_2.001</text:p>
          </table:table-cell>
          <table:table-cell office:value-type="string" calcext:value-type="string">
            <text:p>DrawCall_3.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 Wing <text:s/></text:p>
          </table:table-cell>
          <table:table-cell office:value-type="float" office:value="2464192350" calcext:value-type="float">
            <text:p>2464192350</text:p>
          </table:table-cell>
          <table:table-cell office:value-type="string" calcext:value-type="string">
            <text:p>Wing.blend</text:p>
          </table:table-cell>
          <table:table-cell office:value-type="string" calcext:value-type="string">
            <text:p>DrawCall_2.001</text:p>
          </table:table-cell>
          <table:table-cell office:value-type="string" calcext:value-type="string">
            <text:p>DrawCall_3.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2 Rudder <text:s/></text:p>
          </table:table-cell>
          <table:table-cell office:value-type="float" office:value="2369778644" calcext:value-type="float">
            <text:p>23697786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Rudder <text:s/></text:p>
          </table:table-cell>
          <table:table-cell office:value-type="float" office:value="3808719325" calcext:value-type="float">
            <text:p>38087193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Rudder <text:s/></text:p>
          </table:table-cell>
          <table:table-cell office:value-type="float" office:value="3919904737" calcext:value-type="float">
            <text:p>39199047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 Rudder <text:s/></text:p>
          </table:table-cell>
          <table:table-cell office:value-type="float" office:value="2608683011" calcext:value-type="float">
            <text:p>2608683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1 Thruster <text:s/></text:p>
          </table:table-cell>
          <table:table-cell office:value-type="float" office:value="844778245" calcext:value-type="float">
            <text:p>8447782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Thruster <text:s/></text:p>
          </table:table-cell>
          <table:table-cell office:value-type="float" office:value="2498076128" calcext:value-type="float">
            <text:p>2498076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Thruster <text:s/></text:p>
          </table:table-cell>
          <table:table-cell office:value-type="float" office:value="3764614578" calcext:value-type="float">
            <text:p>3764614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Thruster <text:s/></text:p>
          </table:table-cell>
          <table:table-cell office:value-type="float" office:value="3938712462" calcext:value-type="float">
            <text:p>39387124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 Thruster <text:s/></text:p>
          </table:table-cell>
          <table:table-cell office:value-type="float" office:value="2969949587" calcext:value-type="float">
            <text:p>29699495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3 Prop <text:s/></text:p>
          </table:table-cell>
          <table:table-cell office:value-type="float" office:value="3286209719" calcext:value-type="float">
            <text:p>32862097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Prop <text:s/></text:p>
          </table:table-cell>
          <table:table-cell office:value-type="float" office:value="2784549582" calcext:value-type="float">
            <text:p>27845495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0 Front Laser <text:s/></text:p>
          </table:table-cell>
          <table:table-cell office:value-type="float" office:value="3402350870" calcext:value-type="float">
            <text:p>3402350870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Front Laser <text:s/></text:p>
          </table:table-cell>
          <table:table-cell office:value-type="float" office:value="2494440442" calcext:value-type="float">
            <text:p>2494440442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 Front Laser <text:s/></text:p>
          </table:table-cell>
          <table:table-cell office:value-type="float" office:value="1584562849" calcext:value-type="float">
            <text:p>1584562849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3 Front Laser <text:s/></text:p>
          </table:table-cell>
          <table:table-cell office:value-type="float" office:value="2675516967" calcext:value-type="float">
            <text:p>2675516967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 Front Laser <text:s/></text:p>
          </table:table-cell>
          <table:table-cell office:value-type="float" office:value="1436911484" calcext:value-type="float">
            <text:p>1436911484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0 Laser <text:s/></text:p>
          </table:table-cell>
          <table:table-cell office:value-type="float" office:value="3809895395" calcext:value-type="float">
            <text:p>3809895395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Laser <text:s/></text:p>
          </table:table-cell>
          <table:table-cell office:value-type="float" office:value="3178463503" calcext:value-type="float">
            <text:p>3178463503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 Laser <text:s/></text:p>
          </table:table-cell>
          <table:table-cell office:value-type="float" office:value="2007965780" calcext:value-type="float">
            <text:p>2007965780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3 Laser <text:s/></text:p>
          </table:table-cell>
          <table:table-cell office:value-type="float" office:value="3064235218" calcext:value-type="float">
            <text:p>3064235218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 Laser <text:s/></text:p>
          </table:table-cell>
          <table:table-cell office:value-type="float" office:value="2088248713" calcext:value-type="float">
            <text:p>2088248713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Laser <text:s/></text:p>
          </table:table-cell>
          <table:table-cell office:value-type="float" office:value="3209000021" calcext:value-type="float">
            <text:p>3209000021</text:p>
          </table:table-cell>
          <table:table-cell office:value-type="string" calcext:value-type="string">
            <text:p>RC_TX_SMG_1.blend</text:p>
          </table:table-cell>
          <table:table-cell office:value-type="string" calcext:value-type="string">
            <text:p>RC_SMG_TX1_0</text:p>
          </table:table-cell>
          <table:table-cell office:value-type="string" calcext:value-type="string">
            <text:p>RC_SMG_TX1_Arm_0</text:p>
          </table:table-cell>
          <table:table-cell office:value-type="string" calcext:value-type="string">
            <text:p>RC_SMG_TX1_Barrel_0</text:p>
          </table:table-cell>
          <table:table-cell office:value-type="string" calcext:value-type="string">
            <text:p>RC_SMG_TX1_Muzzle_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5 Laser (Gold)</text:p>
          </table:table-cell>
          <table:table-cell office:value-type="float" office:value="3851710054" calcext:value-type="float">
            <text:p>3851710054</text:p>
          </table:table-cell>
          <table:table-cell office:value-type="string" calcext:value-type="string">
            <text:p>RC_TX_SMG_1.blend</text:p>
          </table:table-cell>
          <table:table-cell office:value-type="string" calcext:value-type="string">
            <text:p>RC_SMG_TX1_0</text:p>
          </table:table-cell>
          <table:table-cell office:value-type="string" calcext:value-type="string">
            <text:p>RC_SMG_TX1_Arm_0</text:p>
          </table:table-cell>
          <table:table-cell office:value-type="string" calcext:value-type="string">
            <text:p>RC_SMG_TX1_Barrel_0</text:p>
          </table:table-cell>
          <table:table-cell office:value-type="string" calcext:value-type="string">
            <text:p>RC_SMG_TX1_Muzzle_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0 Plasma <text:s/></text:p>
          </table:table-cell>
          <table:table-cell office:value-type="float" office:value="2655409492" calcext:value-type="float">
            <text:p>2655409492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 Plasma <text:s/></text:p>
          </table:table-cell>
          <table:table-cell office:value-type="float" office:value="1293532710" calcext:value-type="float">
            <text:p>1293532710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 Plasma <text:s/></text:p>
          </table:table-cell>
          <table:table-cell office:value-type="float" office:value="2446895092" calcext:value-type="float">
            <text:p>2446895092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3 Plasma <text:s/></text:p>
          </table:table-cell>
          <table:table-cell office:value-type="float" office:value="3953551555" calcext:value-type="float">
            <text:p>3953551555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 Plasma <text:s/></text:p>
          </table:table-cell>
          <table:table-cell office:value-type="float" office:value="929526033" calcext:value-type="float">
            <text:p>929526033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Plasma <text:s/></text:p>
          </table:table-cell>
          <table:table-cell office:value-type="float" office:value="171448327" calcext:value-type="float">
            <text:p>171448327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1 Rail <text:s/></text:p>
          </table:table-cell>
          <table:table-cell office:value-type="float" office:value="1640043587" calcext:value-type="float">
            <text:p>1640043587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 Rail <text:s/></text:p>
          </table:table-cell>
          <table:table-cell office:value-type="float" office:value="2870850840" calcext:value-type="float">
            <text:p>2870850840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3 Rail <text:s/></text:p>
          </table:table-cell>
          <table:table-cell office:value-type="float" office:value="1779831198" calcext:value-type="float">
            <text:p>1779831198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 Rail <text:s/></text:p>
          </table:table-cell>
          <table:table-cell office:value-type="float" office:value="2697638085" calcext:value-type="float">
            <text:p>2697638085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Rail <text:s/></text:p>
          </table:table-cell>
          <table:table-cell office:value-type="float" office:value="2083340214" calcext:value-type="float">
            <text:p>2083340214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2 Nano <text:s/></text:p>
          </table:table-cell>
          <table:table-cell office:value-type="float" office:value="1761903423" calcext:value-type="float">
            <text:p>1761903423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3 Nano <text:s/></text:p>
          </table:table-cell>
          <table:table-cell office:value-type="float" office:value="1671695619" calcext:value-type="float">
            <text:p>1671695619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 Nano <text:s/></text:p>
          </table:table-cell>
          <table:table-cell office:value-type="float" office:value="2364175165" calcext:value-type="float">
            <text:p>2364175165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2 Tesla <text:s/></text:p>
          </table:table-cell>
          <table:table-cell office:value-type="float" office:value="2017654588" calcext:value-type="float">
            <text:p>20176545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Tesla <text:s/></text:p>
          </table:table-cell>
          <table:table-cell office:value-type="float" office:value="3479123512" calcext:value-type="float">
            <text:p>3479123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Tesla <text:s/></text:p>
          </table:table-cell>
          <table:table-cell office:value-type="float" office:value="2703353899" calcext:value-type="float">
            <text:p>27033538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3 Seeker <text:s/></text:p>
          </table:table-cell>
          <table:table-cell office:value-type="float" office:value="48150119" calcext:value-type="float">
            <text:p>48150119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 Seeker <text:s/></text:p>
          </table:table-cell>
          <table:table-cell office:value-type="float" office:value="350778877" calcext:value-type="float">
            <text:p>350778877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Seeker <text:s/></text:p>
          </table:table-cell>
          <table:table-cell office:value-type="float" office:value="2419806013" calcext:value-type="float">
            <text:p>2419806013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4 Flak <text:s/></text:p>
          </table:table-cell>
          <table:table-cell office:value-type="float" office:value="3947892032" calcext:value-type="float">
            <text:p>3947892032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Flak <text:s/></text:p>
          </table:table-cell>
          <table:table-cell office:value-type="float" office:value="73607413" calcext:value-type="float">
            <text:p>73607413</text:p>
          </table:table-cell>
          <table:table-cell office:value-type="string" calcext:value-type="string">
            <text:p>T1 Blaster.blend</text:p>
          </table:table-cell>
          <table:table-cell office:value-type="string" calcext:value-type="string">
            <text:p>DrawCall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4 Chaingun <text:s/></text:p>
          </table:table-cell>
          <table:table-cell office:value-type="float" office:value="1318129004" calcext:value-type="float">
            <text:p>1318129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 Chaingun <text:s/></text:p>
          </table:table-cell>
          <table:table-cell office:value-type="float" office:value="1795842454" calcext:value-type="float">
            <text:p>17958424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4 Ion <text:s/></text:p>
          </table:table-cell>
          <table:table-cell office:value-type="float" office:value="3541341953" calcext:value-type="float">
            <text:p>3541341953</text:p>
          </table:table-cell>
          <table:table-cell office:value-type="string" calcext:value-type="string">
            <text:p>T1 Blaster.bl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5 Ion <text:s/></text:p>
          </table:table-cell>
          <table:table-cell office:value-type="float" office:value="1184153980" calcext:value-type="float">
            <text:p>1184153980</text:p>
          </table:table-cell>
          <table:table-cell office:value-type="string" calcext:value-type="string">
            <text:p>T1 Blaster.bl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5 Mortar <text:s/></text:p>
          </table:table-cell>
          <table:table-cell office:value-type="float" office:value="1885850433" calcext:value-type="float">
            <text:p>1885850433</text:p>
          </table:table-cell>
          <table:table-cell office:value-type="string" calcext:value-type="string">
            <text:p>T1 Blaster.bl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 Module <text:s/></text:p>
          </table:table-cell>
          <table:table-cell office:value-type="float" office:value="1692614192" calcext:value-type="float">
            <text:p>1692614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 Shield Module <text:s/></text:p>
          </table:table-cell>
          <table:table-cell office:value-type="float" office:value="3263542661" calcext:value-type="float">
            <text:p>32635426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ink Module <text:s/></text:p>
          </table:table-cell>
          <table:table-cell office:value-type="float" office:value="123901970" calcext:value-type="float">
            <text:p>123901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ost Modue <text:s/></text:p>
          </table:table-cell>
          <table:table-cell office:value-type="float" office:value="4230376397" calcext:value-type="float">
            <text:p>42303763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 Module <text:s/></text:p>
          </table:table-cell>
          <table:table-cell office:value-type="float" office:value="658488560" calcext:value-type="float">
            <text:p>6584885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maker Module <text:s/></text:p>
          </table:table-cell>
          <table:table-cell office:value-type="float" office:value="344080878" calcext:value-type="float">
            <text:p>3440808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2 Electroshield A Left <text:s/></text:p>
          </table:table-cell>
          <table:table-cell office:value-type="float" office:value="1264237222" calcext:value-type="float">
            <text:p>12642372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Electroshield A Right <text:s/></text:p>
          </table:table-cell>
          <table:table-cell office:value-type="float" office:value="2965095316" calcext:value-type="float">
            <text:p>29650953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Electroshield B Left <text:s/></text:p>
          </table:table-cell>
          <table:table-cell office:value-type="float" office:value="2457663915" calcext:value-type="float">
            <text:p>24576639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Electroshield B Right <text:s/></text:p>
          </table:table-cell>
          <table:table-cell office:value-type="float" office:value="1771929753" calcext:value-type="float">
            <text:p>17719297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Electroshield C Left <text:s/></text:p>
          </table:table-cell>
          <table:table-cell office:value-type="float" office:value="627128495" calcext:value-type="float">
            <text:p>627128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 Electroshield C Right <text:s/></text:p>
          </table:table-cell>
          <table:table-cell office:value-type="float" office:value="3732947357" calcext:value-type="float">
            <text:p>37329473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Electroshield A Left <text:s/></text:p>
          </table:table-cell>
          <table:table-cell office:value-type="float" office:value="540114865" calcext:value-type="float">
            <text:p>540114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Electroshield A Right <text:s/></text:p>
          </table:table-cell>
          <table:table-cell office:value-type="float" office:value="3687843459" calcext:value-type="float">
            <text:p>36878434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Electroshield B Left <text:s/></text:p>
          </table:table-cell>
          <table:table-cell office:value-type="float" office:value="2536292021" calcext:value-type="float">
            <text:p>2536292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Electroshield B Right <text:s/></text:p>
          </table:table-cell>
          <table:table-cell office:value-type="float" office:value="1825425287" calcext:value-type="float">
            <text:p>18254252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Electroshield C Left <text:s/></text:p>
          </table:table-cell>
          <table:table-cell office:value-type="float" office:value="1309343160" calcext:value-type="float">
            <text:p>13093431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3 Electroshield C Right <text:s/></text:p>
          </table:table-cell>
          <table:table-cell office:value-type="float" office:value="3052110986" calcext:value-type="float">
            <text:p>30521109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Electroshield A Left <text:s/></text:p>
          </table:table-cell>
          <table:table-cell office:value-type="float" office:value="4179049660" calcext:value-type="float">
            <text:p>41790496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Electroshield A Right <text:s/></text:p>
          </table:table-cell>
          <table:table-cell office:value-type="float" office:value="49694094" calcext:value-type="float">
            <text:p>496940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Electroshield B Left <text:s/></text:p>
          </table:table-cell>
          <table:table-cell office:value-type="float" office:value="1152021380" calcext:value-type="float">
            <text:p>11520213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Electroshield B Right <text:s/></text:p>
          </table:table-cell>
          <table:table-cell office:value-type="float" office:value="3209366198" calcext:value-type="float">
            <text:p>32093661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Electroshield C Left <text:s/></text:p>
          </table:table-cell>
          <table:table-cell office:value-type="float" office:value="4088902272" calcext:value-type="float">
            <text:p>40889022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4 Electroshield C Right <text:s/></text:p>
          </table:table-cell>
          <table:table-cell office:value-type="float" office:value="139905970" calcext:value-type="float">
            <text:p>139905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 Electroshield A Left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5 Electroshield A Right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Very large deep corner sh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Electroshield B Left <text:s/></text:p>
          </table:table-cell>
          <table:table-cell office:value-type="float" office:value="3001609712" calcext:value-type="float">
            <text:p>3001609712</text:p>
          </table:table-cell>
          <table:table-cell office:value-type="string" calcext:value-type="string">
            <text:p>RC_MegaPlate_TX1A_L.blend</text:p>
          </table:table-cell>
          <table:table-cell table:style-name="ce4" office:value-type="string" calcext:value-type="string">
            <text:p>MegaPlate_TX1A_L_0=ColourOveride=1</text:p>
          </table:table-cell>
          <table:table-cell office:value-type="string" calcext:value-type="string">
            <text:p>MegaPlate_TX1A_L_1</text:p>
          </table:table-cell>
          <table:table-cell office:value-type="string" calcext:value-type="string">
            <text:p>MegaPlate_TX1A_L_2=ColourOveride=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 Electroshield B Right <text:s/></text:p>
          </table:table-cell>
          <table:table-cell office:value-type="float" office:value="3365106304" calcext:value-type="float">
            <text:p>3365106304</text:p>
          </table:table-cell>
          <table:table-cell office:value-type="string" calcext:value-type="string">
            <text:p>RC_MegaPlate_TX1A_R.blend</text:p>
          </table:table-cell>
          <table:table-cell office:value-type="string" calcext:value-type="string">
            <text:p>MegaPlate_TX1A_R_0=ColourOveride=1</text:p>
          </table:table-cell>
          <table:table-cell office:value-type="string" calcext:value-type="string">
            <text:p>MegaPlate_TX1A_R_1</text:p>
          </table:table-cell>
          <table:table-cell office:value-type="string" calcext:value-type="string">
            <text:p>MegaPlate_TX1A_R_2=ColourOveride=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(Logo Face)</text:p>
          </table:table-cell>
          <table:table-cell office:value-type="string" calcext:value-type="string">
            <text:p>(Electroshield)</text:p>
          </table:table-cell>
          <table:table-cell office:value-type="string" calcext:value-type="string">
            <text:p>(Back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Massive flat long rectangular shi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5 Electroshield C Left <text:s/></text:p>
          </table:table-cell>
          <table:table-cell office:value-type="float" office:value="991790322" calcext:value-type="float">
            <text:p>991790322</text:p>
          </table:table-cell>
          <table:table-cell office:value-type="string" calcext:value-type="string">
            <text:p>RC_MegaPlate_TX1B_L.blend</text:p>
          </table:table-cell>
          <table:table-cell office:value-type="string" calcext:value-type="string">
            <text:p>MegaPlate_TX1B_L_0=ColourOveride=1</text:p>
          </table:table-cell>
          <table:table-cell office:value-type="string" calcext:value-type="string">
            <text:p>MegaPlate_TX1B_L_1</text:p>
          </table:table-cell>
          <table:table-cell office:value-type="string" calcext:value-type="string">
            <text:p>MegaPlate_TX1B_L_2=ColourOveride=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 Electroshield C Right <text:s/></text:p>
          </table:table-cell>
          <table:table-cell office:value-type="float" office:value="1097210754" calcext:value-type="float">
            <text:p>1097210754</text:p>
          </table:table-cell>
          <table:table-cell office:value-type="string" calcext:value-type="string">
            <text:p>RC_MegaPlate_TX1B_R.blend</text:p>
          </table:table-cell>
          <table:table-cell office:value-type="string" calcext:value-type="string">
            <text:p>MegaPlate_TX1B_R_0=ColourOveride=1</text:p>
          </table:table-cell>
          <table:table-cell office:value-type="string" calcext:value-type="string">
            <text:p>MegaPlate_TX1B_R_1</text:p>
          </table:table-cell>
          <table:table-cell office:value-type="string" calcext:value-type="string">
            <text:p>MegaPlate_TX1B_R_2=ColourOveride=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(Logo Face)</text:p>
          </table:table-cell>
          <table:table-cell office:value-type="string" calcext:value-type="string">
            <text:p>(Electroshield)</text:p>
          </table:table-cell>
          <table:table-cell office:value-type="string" calcext:value-type="string">
            <text:p>(Back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kpit</text:p>
          </table:table-cell>
          <table:table-cell office:value-type="float" office:value="3531325242" calcext:value-type="float">
            <text:p>35313252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opass Season 2 Holoflag <text:s/></text:p>
          </table:table-cell>
          <table:table-cell office:value-type="float" office:value="3411783298" calcext:value-type="float">
            <text:p>34117832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nny Holoflag <text:s/></text:p>
          </table:table-cell>
          <table:table-cell office:value-type="float" office:value="2663263630" calcext:value-type="float">
            <text:p>26632636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</text:p>
          </table:table-cell>
          <table:table-cell table:style-name="ce1" office:value-type="string" calcext:value-type="string">
            <text:p>41752956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xico or Italy, I forget which</text:p>
          </table:table-cell>
          <table:table-cell table:style-name="ce1" office:value-type="string" calcext:value-type="string">
            <text:p>41662018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bones</text:p>
          </table:table-cell>
          <table:table-cell table:style-name="ce1" office:value-type="string" calcext:value-type="string">
            <text:p>41248166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ey</text:p>
          </table:table-cell>
          <table:table-cell table:style-name="ce1" office:value-type="string" calcext:value-type="string">
            <text:p>40709279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sia</text:p>
          </table:table-cell>
          <table:table-cell table:style-name="ce1" office:value-type="string" calcext:value-type="string">
            <text:p>4065608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</text:p>
          </table:table-cell>
          <table:table-cell table:style-name="ce1" office:value-type="string" calcext:value-type="string">
            <text:p>35596768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eland</text:p>
          </table:table-cell>
          <table:table-cell table:style-name="ce1" office:value-type="string" calcext:value-type="string">
            <text:p>34474063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zakhstan</text:p>
          </table:table-cell>
          <table:table-cell table:style-name="ce1" office:value-type="string" calcext:value-type="string">
            <text:p>33306518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</text:p>
          </table:table-cell>
          <table:table-cell table:style-name="ce1" office:value-type="string" calcext:value-type="string">
            <text:p>32106494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table:style-name="ce1" office:value-type="string" calcext:value-type="string">
            <text:p>31148962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nd</text:p>
          </table:table-cell>
          <table:table-cell table:style-name="ce1" office:value-type="string" calcext:value-type="string">
            <text:p>27306919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25964799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en</text:p>
          </table:table-cell>
          <table:table-cell table:style-name="ce1" office:value-type="string" calcext:value-type="string">
            <text:p>23450987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craft</text:p>
          </table:table-cell>
          <table:table-cell table:style-name="ce1" office:value-type="string" calcext:value-type="string">
            <text:p>19581118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gium</text:p>
          </table:table-cell>
          <table:table-cell table:style-name="ce1" office:value-type="string" calcext:value-type="string">
            <text:p>17986596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land</text:p>
          </table:table-cell>
          <table:table-cell table:style-name="ce1" office:value-type="string" calcext:value-type="string">
            <text:p>17960596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den</text:p>
          </table:table-cell>
          <table:table-cell table:style-name="ce1" office:value-type="string" calcext:value-type="string">
            <text:p>17867153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arus</text:p>
          </table:table-cell>
          <table:table-cell table:style-name="ce1" office:value-type="string" calcext:value-type="string">
            <text:p>17681513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ada</text:p>
          </table:table-cell>
          <table:table-cell table:style-name="ce1" office:value-type="string" calcext:value-type="string">
            <text:p>13853354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mark</text:p>
          </table:table-cell>
          <table:table-cell table:style-name="ce1" office:value-type="string" calcext:value-type="string">
            <text:p>932603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66449021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075555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3547157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land</text:p>
          </table:table-cell>
          <table:table-cell table:style-name="ce1" office:value-type="string" calcext:value-type="string">
            <text:p>880516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raine</text:p>
          </table:table-cell>
          <table:table-cell table:style-name="ce1" office:value-type="string" calcext:value-type="string">
            <text:p>68277216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cubes.D266:cubes.H28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02:38:21.250107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9T02:41:38.719072537</dc:date>
    <meta:editing-duration>PT20H13M17S</meta:editing-duration>
    <meta:editing-cycles>50</meta:editing-cycles>
    <meta:generator>LibreOffice/6.0.7.3$Linux_X86_64 LibreOffice_project/00m0$Build-3</meta:generator>
    <meta:document-statistic meta:table-count="1" meta:cell-count="859" meta:object-count="0"/>
  </office:meta>
</office:document-meta>
</file>